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Pictures/10000000000002DC000003373BC177F254B7CEB6.jpg" manifest:media-type="image/jpe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mic Sans MS" svg:font-family="'Comic Sans MS'" style:font-family-generic="script"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cript"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draw:fill="bitmap" draw:fill-image-name="background" style:repeat="stretch"/>
    </style:style>
    <style:style style:name="gr1" style:family="graphic" style:parent-style-name="standard">
      <style:graphic-properties svg:stroke-color="#ffffff" draw:fill-color="#ffffff" draw:textarea-horizontal-align="justify" draw:textarea-vertical-align="middle" draw:auto-grow-height="false" fo:min-height="4.25cm" fo:min-width="18.5cm"/>
    </style:style>
    <style:style style:name="gr2" style:family="graphic" style:parent-style-name="standard">
      <style:graphic-properties draw:stroke="none" svg:stroke-color="#000000" draw:fill="none" draw:fill-color="#ffffff" fo:min-height="4cm"/>
      <style:paragraph-properties style:writing-mode="lr-tb"/>
    </style:style>
    <style:style style:name="gr3" style:family="graphic" style:parent-style-name="standard">
      <style:graphic-properties svg:stroke-color="#ffffff" draw:fill-color="#ffffff" draw:textarea-vertical-align="middle"/>
    </style:style>
    <style:style style:name="gr4" style:family="graphic" style:parent-style-name="standard">
      <style:graphic-properties draw:stroke="none" svg:stroke-color="#000000" draw:fill="none" draw:fill-color="#ffffff" fo:min-height="0.75cm"/>
      <style:paragraph-properties style:writing-mode="lr-tb"/>
    </style:style>
    <style:style style:name="gr5" style:family="graphic" style:parent-style-name="standard">
      <style:graphic-properties draw:stroke="none" svg:stroke-color="#000000" draw:fill="none" draw:fill-color="#ffffff" fo:min-height="6.25cm"/>
      <style:paragraph-properties style:writing-mode="lr-tb"/>
    </style:style>
    <style:style style:name="gr6" style:family="graphic" style:parent-style-name="standard">
      <style:graphic-properties svg:stroke-color="#ffffff" draw:fill-color="#ffffff" draw:textarea-horizontal-align="justify" draw:textarea-vertical-align="middle" draw:auto-grow-height="false" fo:min-height="0cm" fo:min-width="0.25cm"/>
    </style:style>
    <style:style style:name="gr7" style:family="graphic" style:parent-style-name="standard">
      <style:graphic-properties svg:stroke-color="#ffffff" draw:fill-color="#ffffff" draw:textarea-horizontal-align="justify" draw:textarea-vertical-align="middle" draw:auto-grow-height="false" fo:min-height="1.25cm" fo:min-width="1.75cm"/>
    </style:style>
    <style:style style:name="gr8" style:family="graphic" style:parent-style-name="standard">
      <style:graphic-properties draw:stroke="none" svg:stroke-color="#000000" draw:fill="none" draw:fill-color="#ffffff" fo:min-height="2cm"/>
      <style:paragraph-properties style:writing-mode="lr-tb"/>
    </style:style>
    <style:style style:name="gr9" style:family="graphic" style:parent-style-name="standard">
      <style:graphic-properties svg:stroke-color="#ffffff" draw:fill-color="#ffffff" draw:textarea-horizontal-align="justify" draw:textarea-vertical-align="middle" draw:auto-grow-height="false" fo:min-height="1.25cm" fo:min-width="2.5cm"/>
    </style:style>
    <style:style style:name="gr10" style:family="graphic" style:parent-style-name="standard">
      <style:graphic-properties draw:stroke="none" svg:stroke-color="#000000" draw:fill="none" draw:fill-color="#ffffff" fo:min-height="1.906cm"/>
      <style:paragraph-properties style:writing-mode="lr-tb"/>
    </style:style>
    <style:style style:name="gr11" style:family="graphic" style:parent-style-name="standard">
      <style:graphic-properties svg:stroke-color="#ffffff" draw:fill-color="#ffffff" draw:textarea-horizontal-align="justify" draw:textarea-vertical-align="middle" draw:auto-grow-height="false" fo:min-height="0.5cm" fo:min-width="0.5cm"/>
    </style:style>
    <style:style style:name="gr12" style:family="graphic" style:parent-style-name="standard">
      <style:graphic-properties svg:stroke-color="#ffffff" draw:fill-color="#ffffff" draw:textarea-horizontal-align="justify" draw:textarea-vertical-align="middle" draw:auto-grow-height="false" fo:min-height="1.932cm" fo:min-width="1.682cm"/>
    </style:style>
    <style:style style:name="gr13" style:family="graphic" style:parent-style-name="standard">
      <style:graphic-properties draw:stroke="none" svg:stroke-color="#000000" draw:fill="none" draw:fill-color="#ffffff" fo:min-height="3.269cm"/>
      <style:paragraph-properties style:writing-mode="lr-tb"/>
    </style:style>
    <style:style style:name="gr14" style:family="graphic" style:parent-style-name="standard">
      <style:graphic-properties svg:stroke-color="#ffffff" draw:fill-color="#ffffff" draw:textarea-horizontal-align="justify" draw:textarea-vertical-align="middle" draw:auto-grow-height="false" fo:min-height="0.5cm" fo:min-width="0.25cm"/>
    </style:style>
    <style:style style:name="gr15" style:family="graphic" style:parent-style-name="standard">
      <style:graphic-properties svg:stroke-color="#ffffff" draw:fill-color="#ffffff" draw:textarea-horizontal-align="justify" draw:textarea-vertical-align="middle" draw:auto-grow-height="false" fo:min-height="0.5cm" fo:min-width="0.595cm"/>
    </style:style>
    <style:style style:name="gr16" style:family="graphic" style:parent-style-name="objectwithoutfill">
      <style:graphic-properties svg:stroke-color="#ffffff" draw:fill="none" draw:fill-color="#ffffff" draw:textarea-vertical-align="middle"/>
    </style:style>
    <style:style style:name="gr17" style:family="graphic" style:parent-style-name="standard">
      <style:graphic-properties draw:stroke="none" svg:stroke-color="#000000" draw:fill="none" draw:fill-color="#ffffff" fo:min-height="0.656cm"/>
      <style:paragraph-properties style:writing-mode="lr-tb"/>
    </style:style>
    <style:style style:name="gr18" style:family="graphic" style:parent-style-name="standard">
      <style:graphic-properties svg:stroke-color="#ffffff" draw:fill-color="#ffffff" draw:textarea-horizontal-align="justify" draw:textarea-vertical-align="middle" draw:auto-grow-height="false" fo:min-height="3.75cm" fo:min-width="4cm"/>
    </style:style>
    <style:style style:name="gr19" style:family="graphic" style:parent-style-name="standard">
      <style:graphic-properties draw:stroke="none" svg:stroke-color="#000000" draw:fill="none" draw:fill-color="#ffffff" fo:min-height="5.302cm"/>
      <style:paragraph-properties style:writing-mode="lr-tb"/>
    </style:style>
    <style:style style:name="gr20" style:family="graphic" style:parent-style-name="standard">
      <style:graphic-properties draw:stroke="none" svg:stroke-color="#000000" draw:fill="none" draw:fill-color="#ffffff" fo:min-height="1.5cm"/>
      <style:paragraph-properties style:writing-mode="lr-tb"/>
    </style:style>
    <style:style style:name="gr21" style:family="graphic" style:parent-style-name="standard">
      <style:graphic-properties draw:stroke="none" svg:stroke-color="#000000" draw:fill="none" draw:fill-color="#ffffff" fo:min-height="2.946cm"/>
      <style:paragraph-properties style:writing-mode="lr-tb"/>
    </style:style>
    <style:style style:name="gr22" style:family="graphic" style:parent-style-name="standard">
      <style:graphic-properties svg:stroke-color="#ffffff" draw:fill-color="#ffffff" draw:textarea-horizontal-align="justify" draw:textarea-vertical-align="middle" draw:auto-grow-height="false" fo:min-height="2cm" fo:min-width="19.75cm"/>
    </style:style>
    <style:style style:name="gr23" style:family="graphic" style:parent-style-name="standard">
      <style:graphic-properties draw:stroke="none" svg:stroke-color="#000000" draw:fill="none" draw:fill-color="#ffffff" fo:min-height="3.451cm"/>
      <style:paragraph-properties style:writing-mode="lr-tb"/>
    </style:style>
    <style:style style:name="P1" style:family="paragraph">
      <loext:graphic-properties draw:fill-color="#ffffff"/>
      <style:paragraph-properties fo:text-align="center"/>
    </style:style>
    <style:style style:name="P2" style:family="paragraph">
      <loext:graphic-properties draw:fill="none" draw:fill-color="#ffffff"/>
      <style:paragraph-properties style:writing-mode="lr-tb"/>
      <style:text-properties style:font-name="Comic Sans MS" fo:font-size="14pt" fo:font-weight="bold" style:font-size-asian="14pt" style:font-weight-asian="bold" style:font-size-complex="14pt" style:font-weight-complex="bold"/>
    </style:style>
    <style:style style:name="P3" style:family="paragraph">
      <loext:graphic-properties draw:fill="none" draw:fill-color="#ffffff"/>
      <style:paragraph-properties style:writing-mode="lr-tb"/>
      <style:text-properties style:font-name="Comic Sans MS" fo:font-size="15pt" style:font-size-asian="15pt" style:font-size-complex="15pt"/>
    </style:style>
    <style:style style:name="P4" style:family="paragraph">
      <loext:graphic-properties draw:fill="none" draw:fill-color="#ffffff"/>
      <style:paragraph-properties style:writing-mode="lr-tb"/>
      <style:text-properties style:font-name="Comic Sans MS" fo:font-size="13pt" style:font-size-asian="13pt" style:font-size-complex="13pt"/>
    </style:style>
    <style:style style:name="P5" style:family="paragraph">
      <style:paragraph-properties fo:text-align="center"/>
    </style:style>
    <style:style style:name="P6" style:family="paragraph">
      <loext:graphic-properties draw:fill="none" draw:fill-color="#ffffff"/>
      <style:paragraph-properties fo:text-align="center" style:writing-mode="lr-tb"/>
      <style:text-properties style:font-name="Comic Sans MS" fo:font-size="13pt" fo:font-weight="bold" style:font-size-asian="13pt" style:font-weight-asian="bold" style:font-size-complex="13pt" style:font-weight-complex="bold"/>
    </style:style>
    <style:style style:name="P7" style:family="paragraph">
      <loext:graphic-properties draw:fill="none" draw:fill-color="#ffffff"/>
      <style:paragraph-properties style:writing-mode="lr-tb"/>
      <style:text-properties style:font-name="Comic Sans MS" fo:font-size="12pt" fo:font-weight="bold" style:font-size-asian="12pt" style:font-weight-asian="bold" style:font-size-complex="12pt" style:font-weight-complex="bold"/>
    </style:style>
    <style:style style:name="P8" style:family="paragraph">
      <loext:graphic-properties draw:fill="none" draw:fill-color="#ffffff"/>
      <style:paragraph-properties fo:text-align="center" style:writing-mode="lr-tb"/>
      <style:text-properties style:font-name="Comic Sans MS" fo:font-size="11.3000001907349pt" fo:font-weight="bold" style:font-size-asian="11.3000001907349pt" style:font-weight-asian="bold" style:font-size-complex="11.3000001907349pt" style:font-weight-complex="bold"/>
    </style:style>
    <style:style style:name="P9" style:family="paragraph">
      <loext:graphic-properties draw:fill="none" draw:fill-color="#ffffff"/>
      <style:paragraph-properties fo:text-align="center"/>
    </style:style>
    <style:style style:name="P10" style:family="paragraph">
      <loext:graphic-properties draw:fill="none" draw:fill-color="#ffffff"/>
      <style:paragraph-properties fo:text-align="center" style:writing-mode="lr-tb"/>
      <style:text-properties style:font-name="Comic Sans MS" fo:font-size="11.5pt" fo:font-weight="bold" style:font-size-asian="11.5pt" style:font-weight-asian="bold" style:font-size-complex="11.5pt" style:font-weight-complex="bold"/>
    </style:style>
    <style:style style:name="T1" style:family="text">
      <style:text-properties style:font-name="Comic Sans MS" fo:font-size="14pt" fo:font-weight="bold" style:font-size-asian="14pt" style:font-weight-asian="bold" style:font-size-complex="14pt" style:font-weight-complex="bold"/>
    </style:style>
    <style:style style:name="T2" style:family="text">
      <style:text-properties style:font-name="Comic Sans MS" fo:font-size="15pt" style:font-size-asian="15pt" style:font-size-complex="15pt"/>
    </style:style>
    <style:style style:name="T3" style:family="text">
      <style:text-properties style:font-name="Comic Sans MS" fo:font-size="13pt" style:font-size-asian="13pt" style:font-size-complex="13pt"/>
    </style:style>
    <style:style style:name="T4" style:family="text">
      <style:text-properties style:font-name="Comic Sans MS" fo:font-size="13pt" fo:font-weight="bold" style:font-size-asian="13pt" style:font-weight-asian="bold" style:font-size-complex="13pt" style:font-weight-complex="bold"/>
    </style:style>
    <style:style style:name="T5" style:family="text">
      <style:text-properties style:font-name="Comic Sans MS" fo:font-size="12pt" fo:font-weight="bold" style:font-size-asian="12pt" style:font-weight-asian="bold" style:font-size-complex="12pt" style:font-weight-complex="bold"/>
    </style:style>
    <style:style style:name="T6" style:family="text">
      <style:text-properties style:font-name="Comic Sans MS" fo:font-size="11.3000001907349pt" fo:font-weight="bold" style:font-size-asian="11.3000001907349pt" style:font-weight-asian="bold" style:font-size-complex="11.3000001907349pt" style:font-weight-complex="bold"/>
    </style:style>
    <style:style style:name="T7" style:family="text">
      <style:text-properties style:font-name="Comic Sans MS" fo:font-size="11.5pt" fo:font-weight="bold" style:font-size-asian="11.5pt" style:font-weight-asian="bold" style:font-size-complex="11.5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9cm" svg:height="4.5cm" svg:x="0.25cm" svg:y="0cm">
          <text:p/>
          <draw:enhanced-geometry svg:viewBox="0 0 21600 21600" draw:type="rectangle" draw:enhanced-path="M 0 0 L 21600 0 21600 21600 0 21600 0 0 Z N"/>
        </draw:custom-shape>
        <draw:frame draw:style-name="gr2" draw:text-style-name="P2" draw:layer="layout" svg:width="20.919cm" svg:height="4.25cm" svg:x="0.081cm" svg:y="0.25cm">
          <draw:text-box>
            <text:p><text:span text:style-name="T1">ΑΓΑΠΗ</text:span><text:span text:style-name="T1">ΤΟΙ </text:span><text:span text:style-name="T1">ΓΟΝΕΙΣ</text:span><text:span text:style-name="T1">, </text:span><text:span text:style-name="T1">ΓΙΑΓΙΑ</text:span><text:span text:style-name="T1">ΔΕΣ, </text:span><text:span text:style-name="T1">ΠΑΠΠΟ</text:span><text:span text:style-name="T1">ΥΔΕΣ, </text:span><text:span text:style-name="T1">ΣΥΝΑΔ</text:span><text:span text:style-name="T1">ΕΛΦΟΙ </text:span><text:span text:style-name="T1">ΚΑΙ </text:span><text:span text:style-name="T1">ΑΛΛΟΙ </text:span><text:span text:style-name="T1">“ΟΧΙ </text:span><text:span text:style-name="T1">ΑΝΘΡΩ</text:span><text:span text:style-name="T1">ΠΟΙ </text:span><text:span text:style-name="T1">ΤΩΝ </text:span><text:span text:style-name="T1">ΥΠΟΛΟ</text:span><text:span text:style-name="T1">ΓΙΣΤΩΝ</text:span><text:span text:style-name="T1">”:</text:span></text:p>
            <text:p><text:span text:style-name="T1"/></text:p>
            <text:p><text:span text:style-name="T1">ΔΕΝ </text:span><text:span text:style-name="T1">ΞΕΡΟΥΜ</text:span><text:span text:style-name="T1">Ε ΔΙΑ </text:span><text:span text:style-name="T1">ΜΑΓΕΙΑ</text:span><text:span text:style-name="T1">Σ ΠΩΣ </text:span><text:span text:style-name="T1">ΝΑ </text:span><text:span text:style-name="T1">ΚΑΝΕΙΣ </text:span><text:span text:style-name="T1">ΤΑ </text:span><text:span text:style-name="T1">ΠΑΝΤΑ </text:span><text:span text:style-name="T1">ΣΕ </text:span><text:span text:style-name="T1">ΚΑΘΕ </text:span><text:span text:style-name="T1">ΠΡΟΓΡΑ</text:span><text:span text:style-name="T1">ΜΜΑ. </text:span><text:span text:style-name="T1">ΟΤΑΝ </text:span><text:span text:style-name="T1">ΣΑΣ </text:span><text:span text:style-name="T1">ΒΟΗΘΑ</text:span><text:span text:style-name="T1">ΜΕ, </text:span><text:span text:style-name="T1">ΣΥΝΗΘ</text:span><text:span text:style-name="T1">ΩΣ </text:span><text:span text:style-name="T1">ΚΑΝΟΥ</text:span><text:span text:style-name="T1">ΜΕ </text:span><text:span text:style-name="T1">ΑΥΤΟ:</text:span></text:p>
          </draw:text-box>
        </draw:frame>
        <draw:path draw:style-name="gr3" draw:text-style-name="P1" draw:layer="layout" svg:width="1.927cm" svg:height="0.886cm" svg:x="6.746cm" svg:y="6.134cm" svg:viewBox="0 0 1928 887" svg:d="M0 65c214-125 449-35 674-19 234 17 441-38 674-38 212 0 521-42 571 227 40 210-51 523-306 529-221 5-478-117-673 38-173 137-410 69-613 57h-204-20z">
          <text:p/>
        </draw:path>
        <draw:frame draw:style-name="gr4" draw:text-style-name="P3" draw:layer="layout" svg:width="1.985cm" svg:height="1cm" svg:x="6.765cm" svg:y="6.057cm">
          <draw:text-box>
            <text:p><text:span text:style-name="T2">ΑΡΧΗ</text:span></text:p>
          </draw:text-box>
        </draw:frame>
        <draw:path draw:style-name="gr3" draw:text-style-name="P1" draw:layer="layout" svg:width="5.101cm" svg:height="5.233cm" svg:x="5.216cm" svg:y="9.261cm" svg:viewBox="0 0 5102 5234" svg:d="M0 2229c232-120 389-343 510-567 123-228 357-350 548-510 198-166 356-365 473-586 128-242 369-309 548-473 153-140 390-113 567 19 183 137 409 213 586 359 182 151 412 232 585 397 184 176 346 377 492 586 143 204 371 300 586 397 234 106 235 410 170 624-69 228-186 443-340 623-171 200-371 372-567 548-188 169-287 394-435 586-163 212-343 429-586 548-218 107-351 311-567 416l-76 38z">
          <text:p/>
        </draw:path>
        <draw:frame draw:style-name="gr5" draw:text-style-name="P4" draw:layer="layout" svg:width="6cm" svg:height="6.5cm" svg:x="5cm" svg:y="8.75cm">
          <draw:text-box>
            <text:p><text:span text:style-name="T3"><text:s text:c="52"/></text:span><text:span text:style-name="T3">ΒΡΕΣ ΕΝΑ</text:span></text:p>
            <text:p><text:span text:style-name="T3"><text:s text:c="6"/></text:span><text:span text:style-name="T3">ΣΤΟΙΧΕΙΟ ΤΟΥ</text:span></text:p>
            <text:p><text:span text:style-name="T3"><text:s text:c="3"/></text:span><text:span text:style-name="T3">ΜΕΝΟΥ Ή ΚΟΥΜΠΙ</text:span></text:p>
            <text:p><text:span text:style-name="T3"><text:s/></text:span><text:span text:style-name="T3">ΠΟΥ ΜΟΙΑΖΕΙ ΣΧΕΤΙ-</text:span></text:p>
            <text:p><text:span text:style-name="T3"><text:s text:c="5"/></text:span><text:span text:style-name="T3">ΚΟ ΜΕ ΑΥΤΟ ΠΟΥ <text:s text:c="14"/>ΘΕΣ ΝΑ ΚΑ-</text:span></text:p>
            <text:p><text:span text:style-name="T3"><text:s text:c="14"/></text:span><text:span text:style-name="T3">ΝΕΙΣ</text:span></text:p>
          </draw:text-box>
        </draw:frame>
        <draw:custom-shape draw:style-name="gr6" draw:text-style-name="P1" draw:layer="layout" svg:width="0.75cm" svg:height="0.001cm" svg:x="10.75cm" svg:y="10cm">
          <text:p/>
          <draw:enhanced-geometry svg:viewBox="0 0 21600 21600" draw:type="rectangle" draw:enhanced-path="M 0 0 L 21600 0 21600 21600 0 21600 0 0 Z N"/>
        </draw:custom-shape>
        <draw:custom-shape draw:style-name="gr7" draw:text-style-name="P1" draw:layer="layout" svg:width="2.25cm" svg:height="1.5cm" svg:x="10.944cm" svg:y="9.867cm">
          <text:p/>
          <draw:enhanced-geometry svg:viewBox="0 0 21600 21600" draw:type="rectangle" draw:enhanced-path="M 0 0 L 21600 0 21600 21600 0 21600 0 0 Z N"/>
        </draw:custom-shape>
        <draw:frame draw:style-name="gr8" draw:text-style-name="P6" draw:layer="layout" svg:width="2.985cm" svg:height="2.25cm" svg:x="10.618cm" svg:y="9.438cm">
          <draw:text-box>
            <text:p text:style-name="P5"><text:span text:style-name="T4">ΔΕΝ </text:span><text:span text:style-name="T4">ΒΡΙΣΚΩ </text:span><text:span text:style-name="T4">ΚΑΝΕΝΑ</text:span></text:p>
          </draw:text-box>
        </draw:frame>
        <draw:path draw:style-name="gr3" draw:text-style-name="P1" draw:layer="layout" svg:width="2.631cm" svg:height="2.439cm" svg:x="13.437cm" svg:y="10.467cm" svg:viewBox="0 0 2632 2440" svg:d="M0 1155c194-98 357-266 416-510 57-236 358-302 548-435 163-114 348-224 567-208 277 20 353 279 548 416 201 141 239 423 434 586 176 146 139 440 0 567-186 169-337 332-548 473-195 130-409 192-586 340l-189 38-18 18z">
          <text:p/>
        </draw:path>
        <draw:frame draw:style-name="gr8" draw:text-style-name="P7" draw:layer="layout" svg:width="3.235cm" svg:height="2.25cm" svg:x="13.265cm" svg:y="10.75cm">
          <draw:text-box>
            <text:p><text:span text:style-name="T5"><text:s/></text:span><text:span text:style-name="T5">ΔΙΑΛΕΞΕ</text:span></text:p>
            <text:p><text:span text:style-name="T5"><text:s/></text:span><text:span text:style-name="T5">ΕΝΑ </text:span><text:span text:style-name="T5">ΣΤΗΝ <text:s text:c="4"/></text:span><text:span text:style-name="T5">ΤΥΧΗ</text:span></text:p>
          </draw:text-box>
        </draw:frame>
        <draw:custom-shape draw:style-name="gr9" draw:text-style-name="P1" draw:layer="layout" svg:width="3cm" svg:height="1.5cm" svg:x="16.5cm" svg:y="10cm">
          <text:p/>
          <draw:enhanced-geometry svg:viewBox="0 0 21600 21600" draw:type="rectangle" draw:enhanced-path="M 0 0 L 21600 0 21600 21600 0 21600 0 0 Z N"/>
        </draw:custom-shape>
        <draw:frame draw:style-name="gr10" draw:text-style-name="P6" draw:layer="layout" svg:width="3.25cm" svg:height="2.156cm" svg:x="16.25cm" svg:y="9.594cm">
          <draw:text-box>
            <text:p text:style-name="P5"><text:span text:style-name="T4">ΤΑ </text:span><text:span text:style-name="T4">ΔΟΚΙΜΑ</text:span><text:span text:style-name="T4">ΣΑ</text:span></text:p>
            <text:p text:style-name="P5"><text:span text:style-name="T4">ΟΛΑ</text:span></text:p>
          </draw:text-box>
        </draw:frame>
        <draw:custom-shape draw:style-name="gr11" draw:text-style-name="P1" draw:layer="layout" svg:width="1cm" svg:height="0.75cm" svg:x="14.75cm" svg:y="13.25cm">
          <text:p/>
          <draw:enhanced-geometry svg:viewBox="0 0 21600 21600" draw:type="rectangle" draw:enhanced-path="M 0 0 L 21600 0 21600 21600 0 21600 0 0 Z N"/>
        </draw:custom-shape>
        <draw:custom-shape draw:style-name="gr11" draw:text-style-name="P1" draw:layer="layout" svg:width="1cm" svg:height="0.75cm" svg:x="7.944cm" svg:y="14.807cm">
          <text:p/>
          <draw:enhanced-geometry svg:viewBox="0 0 21600 21600" draw:type="rectangle" draw:enhanced-path="M 0 0 L 21600 0 21600 21600 0 21600 0 0 Z N"/>
        </draw:custom-shape>
        <draw:custom-shape draw:style-name="gr11" draw:text-style-name="P1" draw:layer="layout" svg:width="1cm" svg:height="0.75cm" svg:x="3.152cm" svg:y="16.962cm">
          <text:p/>
          <draw:enhanced-geometry svg:viewBox="0 0 21600 21600" draw:type="rectangle" draw:enhanced-path="M 0 0 L 21600 0 21600 21600 0 21600 0 0 Z N"/>
        </draw:custom-shape>
        <draw:frame draw:style-name="gr4" draw:text-style-name="P6" draw:layer="layout" svg:width="1.5cm" svg:height="1cm" svg:x="14.5cm" svg:y="13cm">
          <draw:text-box>
            <text:p text:style-name="P5"><text:span text:style-name="T4">ΟΚ</text:span></text:p>
          </draw:text-box>
        </draw:frame>
        <draw:frame draw:style-name="gr4" draw:text-style-name="P6" draw:layer="layout" svg:width="1.5cm" svg:height="1cm" svg:x="7.5cm" svg:y="14.75cm">
          <draw:text-box>
            <text:p text:style-name="P5"><text:span text:style-name="T4">ΟΚ</text:span></text:p>
          </draw:text-box>
        </draw:frame>
        <draw:frame draw:style-name="gr4" draw:text-style-name="P6" draw:layer="layout" svg:width="1.5cm" svg:height="1cm" svg:x="2.906cm" svg:y="17.038cm">
          <draw:text-box>
            <text:p text:style-name="P5"><text:span text:style-name="T4">ΟΧΙ</text:span></text:p>
          </draw:text-box>
        </draw:frame>
        <draw:path draw:style-name="gr3" draw:text-style-name="P1" draw:layer="layout" svg:width="1.871cm" svg:height="0.691cm" svg:x="7.087cm" svg:y="17.063cm" svg:viewBox="0 0 1872 692" svg:d="M19 2c187 34 379 40 567 19 194-22 380-9 567 19 199 30 402-85 586-19 272 97 74 527-114 567-198 42-383 174-567 57-196-126-390-33-586-38h-189-208-75z">
          <text:p/>
        </draw:path>
        <draw:frame draw:style-name="gr4" draw:text-style-name="P8" draw:layer="layout" svg:width="3.25cm" svg:height="1cm" svg:x="6.375cm" svg:y="16.905cm">
          <draw:text-box>
            <text:p text:style-name="P5"><text:span text:style-name="T6">ΠΑΤΑ ΤΟ</text:span></text:p>
          </draw:text-box>
        </draw:frame>
        <draw:custom-shape draw:style-name="gr12" draw:text-style-name="P1" draw:layer="layout" svg:width="4.364cm" svg:height="4.363cm" svg:x="0.886cm" svg:y="17.887cm">
          <text:p/>
          <draw:enhanced-geometry svg:viewBox="0 0 21600 21600" draw:glue-points="10800 0 0 10800 10800 21600 21600 10800" draw:text-areas="5400 5400 16200 16200" draw:type="diamond" draw:enhanced-path="M 10800 0 L 21600 10800 10800 21600 0 10800 10800 0 Z N"/>
        </draw:custom-shape>
        <draw:frame draw:style-name="gr13" draw:text-style-name="P6" draw:layer="layout" svg:width="4.5cm" svg:height="3.519cm" svg:x="0.751cm" svg:y="18.481cm">
          <draw:text-box>
            <text:p text:style-name="P5"><text:span text:style-name="T4">ΤΟ ΠΡΟΣΠΑΘΕΙΣ ΤΗΝ ΤΕΛΕΥΤΑΙΑ</text:span></text:p>
            <text:p text:style-name="P5"><text:span text:style-name="T4"><text:s/></text:span><text:span text:style-name="T4">ΜΙΣΗ ΩΡΑ;</text:span></text:p>
          </draw:text-box>
        </draw:frame>
        <draw:custom-shape draw:style-name="gr14" draw:text-style-name="P1" draw:layer="layout" svg:width="0.75cm" svg:height="0.75cm" svg:x="5.962cm" svg:y="20.269cm">
          <text:p/>
          <draw:enhanced-geometry svg:viewBox="0 0 21600 21600" draw:type="rectangle" draw:enhanced-path="M 0 0 L 21600 0 21600 21600 0 21600 0 0 Z N"/>
        </draw:custom-shape>
        <draw:frame draw:style-name="gr4" draw:text-style-name="P6" draw:layer="layout" svg:width="1.5cm" svg:height="1cm" svg:x="5.472cm" svg:y="20.232cm">
          <draw:text-box>
            <text:p text:style-name="P5"><text:span text:style-name="T4">ΟΧΙ</text:span></text:p>
          </draw:text-box>
        </draw:frame>
        <draw:custom-shape draw:style-name="gr11" draw:text-style-name="P1" draw:layer="layout" svg:width="1cm" svg:height="0.75cm" svg:x="3.056cm" svg:y="22.425cm">
          <text:p/>
          <draw:enhanced-geometry svg:viewBox="0 0 21600 21600" draw:type="rectangle" draw:enhanced-path="M 0 0 L 21600 0 21600 21600 0 21600 0 0 Z N"/>
        </draw:custom-shape>
        <draw:frame draw:style-name="gr4" draw:text-style-name="P6" draw:layer="layout" svg:width="1.5cm" svg:height="1cm" svg:x="2.845cm" svg:y="22.368cm">
          <draw:text-box>
            <text:p text:style-name="P5"><text:span text:style-name="T4">ΝΑΙ</text:span></text:p>
          </draw:text-box>
        </draw:frame>
        <draw:custom-shape draw:style-name="gr15" draw:text-style-name="P1" draw:layer="layout" svg:width="1.095cm" svg:height="0.75cm" svg:x="8cm" svg:y="21.402cm">
          <text:p/>
          <draw:enhanced-geometry svg:viewBox="0 0 21600 21600" draw:type="rectangle" draw:enhanced-path="M 0 0 L 21600 0 21600 21600 0 21600 0 0 Z N"/>
        </draw:custom-shape>
        <draw:frame draw:style-name="gr4" draw:text-style-name="P6" draw:layer="layout" svg:width="1.5cm" svg:height="1cm" svg:x="7.75cm" svg:y="21.25cm">
          <draw:text-box>
            <text:p text:style-name="P5"><text:span text:style-name="T4">ΝΑΙ</text:span></text:p>
          </draw:text-box>
        </draw:frame>
        <draw:path draw:style-name="gr3" draw:text-style-name="P1" draw:layer="layout" svg:width="1.639cm" svg:height="1.873cm" svg:x="7.106cm" svg:y="19.281cm" svg:viewBox="0 0 1640 1874" svg:d="M75 525c97-193 194-472 454-491 194-14 444-101 586 75 155 192 396 299 472 548 57 188 84 407 0 586-106 225-335 362-529 510-161 123-481 219-586-56l-189-189-170-189-113-151z">
          <text:p/>
        </draw:path>
        <draw:path draw:style-name="gr16" draw:text-style-name="P9" draw:layer="layout" svg:width="0.279cm" svg:height="0.124cm" draw:transform="rotate (-1.24721228347515) translate (7.35683958350115cm 20.5981445559965cm)" svg:viewBox="0 0 280 125" svg:d="M0 125c729 1-491-11 250-95l-215 47 203-11 42-66">
          <text:p/>
        </draw:path>
        <draw:path draw:style-name="gr16" draw:text-style-name="P9" draw:layer="layout" svg:width="0.544cm" svg:height="0.396cm" draw:transform="rotate (-0.785398163397448) translate (7.37183500712954cm 20.3470085290222cm)" svg:viewBox="0 0 545 397" svg:d="M44 287c83-128 796 207 361-147-471-382 388 146-201 93-513-45 94 311 174 94l80-27">
          <text:p/>
        </draw:path>
        <draw:frame draw:style-name="gr17" draw:text-style-name="P6" draw:layer="layout" svg:width="3cm" svg:height="0.906cm" svg:x="6.5cm" svg:y="19.65cm">
          <draw:text-box>
            <text:p text:style-name="P5"><text:span text:style-name="T5">ΔΟΥΛΕΨΕ</text:span><text:span text:style-name="T4">;</text:span></text:p>
          </draw:text-box>
        </draw:frame>
        <draw:custom-shape draw:style-name="gr18" draw:text-style-name="P1" draw:layer="layout" svg:width="4.5cm" svg:height="4cm" svg:x="15.75cm" svg:y="17.75cm">
          <text:p/>
          <draw:enhanced-geometry svg:viewBox="0 0 21600 21600" draw:type="rectangle" draw:enhanced-path="M 0 0 L 21600 0 21600 21600 0 21600 0 0 Z N"/>
        </draw:custom-shape>
        <draw:frame draw:style-name="gr19" draw:text-style-name="P10" draw:layer="layout" svg:width="5.5cm" svg:height="5.552cm" svg:x="15.231cm" svg:y="17.307cm">
          <draw:text-box>
            <text:p text:style-name="P5"><text:span text:style-name="T7">ΓΚ</text:span><text:span text:style-name="T7">ΟΥ</text:span><text:span text:style-name="T7">ΓΚ</text:span><text:span text:style-name="T7">ΛΑ</text:span><text:span text:style-name="T7">ΡΕ </text:span><text:span text:style-name="T7">ΤΟ </text:span><text:span text:style-name="T7">Ο</text:span><text:span text:style-name="T7">Ν</text:span><text:span text:style-name="T7">Ο</text:span><text:span text:style-name="T7">Μ</text:span><text:span text:style-name="T7">Α </text:span><text:span text:style-name="T7">ΤΟ</text:span><text:span text:style-name="T7">Υ </text:span><text:span text:style-name="T7">ΠΡ</text:span><text:span text:style-name="T7">ΟΓ</text:span><text:span text:style-name="T7">ΡΑ</text:span><text:span text:style-name="T7">Μ</text:span><text:span text:style-name="T7">Μ</text:span><text:span text:style-name="T7">ΑΤ</text:span><text:span text:style-name="T7">Ο</text:span><text:span text:style-name="T7">Σ </text:span><text:span text:style-name="T7">ΜΕ </text:span><text:span text:style-name="T7">ΜΕ</text:span><text:span text:style-name="T7">ΡΙ</text:span><text:span text:style-name="T7">ΚΕ</text:span><text:span text:style-name="T7">Σ </text:span><text:span text:style-name="T7">ΛΕ</text:span><text:span text:style-name="T7">ΞΕ</text:span><text:span text:style-name="T7">ΙΣ </text:span><text:span text:style-name="T7">ΣΧ</text:span><text:span text:style-name="T7">ΕΤ</text:span><text:span text:style-name="T7">ΙΚ</text:span><text:span text:style-name="T7">ΕΣ </text:span><text:span text:style-name="T7">ΜΕ </text:span><text:span text:style-name="T7">ΑΥ</text:span><text:span text:style-name="T7">ΤΟ </text:span><text:span text:style-name="T7">Π</text:span><text:span text:style-name="T7">ΟΥ </text:span><text:span text:style-name="T7">ΘΕ</text:span><text:span text:style-name="T7">Σ </text:span><text:span text:style-name="T7">Ν</text:span><text:span text:style-name="T7">Α </text:span><text:span text:style-name="T7">ΚΑ</text:span><text:span text:style-name="T7">ΝΕ</text:span><text:span text:style-name="T7">ΙΣ </text:span><text:span text:style-name="T7">ΚΑ</text:span><text:span text:style-name="T7">Ι </text:span><text:span text:style-name="T7">ΑΚ</text:span><text:span text:style-name="T7">ΟΛ</text:span><text:span text:style-name="T7">ΟΥ</text:span><text:span text:style-name="T7">Θ</text:span><text:span text:style-name="T7">Α </text:span><text:span text:style-name="T7">Ο,</text:span><text:span text:style-name="T7">ΤΙ </text:span><text:span text:style-name="T7">Ο</text:span><text:span text:style-name="T7">Δ</text:span><text:span text:style-name="T7">ΗΓ</text:span><text:span text:style-name="T7">ΙΑ </text:span><text:span text:style-name="T7">ΒΡ</text:span><text:span text:style-name="T7">ΕΙ</text:span><text:span text:style-name="T7">Σ.</text:span></text:p>
          </draw:text-box>
        </draw:frame>
        <draw:path draw:style-name="gr3" draw:text-style-name="P1" draw:layer="layout" svg:width="1.492cm" svg:height="1.406cm" svg:x="7.276cm" svg:y="24.126cm" svg:viewBox="0 0 1493 1407" svg:d="M0 65c202 45 403-41 605-57 207-17 408-13 623 76 253 105 265 349 265 548 0 190-38 374-76 567-57 293-398 50-586 94-218 51-432 53-642 114h-151z">
          <text:p/>
        </draw:path>
        <draw:frame draw:style-name="gr20" draw:text-style-name="P6" draw:layer="layout" svg:width="2.25cm" svg:height="1.75cm" svg:x="6.864cm" svg:y="23.924cm">
          <draw:text-box>
            <text:p text:style-name="P5"><text:span text:style-name="T4">ΑΥΤΟ </text:span><text:span text:style-name="T4">ΗΤΑΝ!</text:span></text:p>
          </draw:text-box>
        </draw:frame>
        <draw:path draw:style-name="gr3" draw:text-style-name="P1" draw:layer="layout" svg:width="2.896cm" svg:height="2.084cm" svg:x="1.738cm" svg:y="23.907cm" svg:viewBox="0 0 2897 2085" svg:d="M114 0c165 170 403 229 624 227 222-2 440-58 661-75 188-14 373-44 567-19 193 25 392 25 586 0 255-33 316 242 340 416 27 200-71 388-76 585-6 198-131 395-75 586 103 350-285 125-397 208-213 159-462 13-662 114-235 119-390-46-585-38-204 9-415 23-605-57l-227 19-189-19h-76z">
          <text:p/>
        </draw:path>
        <draw:polygon draw:style-name="gr3" draw:text-style-name="P1" draw:layer="layout" svg:width="0.434cm" svg:height="0.207cm" svg:x="2.154cm" svg:y="23.983cm" svg:viewBox="0 0 435 208" draw:points="0,76 189,0 378,95 435,208">
          <text:p/>
        </draw:polygon>
        <draw:frame draw:style-name="gr21" draw:text-style-name="P10" draw:layer="layout" svg:width="3.5cm" svg:height="3.196cm" svg:x="1.5cm" svg:y="23.75cm">
          <draw:text-box>
            <text:p text:style-name="P5"><text:span text:style-name="T7">Ζ</text:span><text:span text:style-name="T7">Η</text:span><text:span text:style-name="T7">Τ</text:span><text:span text:style-name="T7">Η</text:span><text:span text:style-name="T7">Σ</text:span><text:span text:style-name="T7">Ε </text:span><text:span text:style-name="T7">Β</text:span><text:span text:style-name="T7">Ο</text:span><text:span text:style-name="T7">Η</text:span><text:span text:style-name="T7">Θ</text:span><text:span text:style-name="T7">ΕΙ</text:span><text:span text:style-name="T7">Α </text:span><text:span text:style-name="T7">‘Η </text:span><text:span text:style-name="T7">Π</text:span><text:span text:style-name="T7">Α</text:span><text:span text:style-name="T7">Ρ</text:span><text:span text:style-name="T7">Α</text:span><text:span text:style-name="T7">Τ</text:span><text:span text:style-name="T7">Η</text:span><text:span text:style-name="T7">Σ</text:span><text:span text:style-name="T7">Ε </text:span><text:span text:style-name="T7">Τ</text:span><text:span text:style-name="T7">Α.</text:span></text:p>
          </draw:text-box>
        </draw:frame>
        <draw:custom-shape draw:style-name="gr22" draw:text-style-name="P1" draw:layer="layout" svg:width="20.25cm" svg:height="2.25cm" svg:x="0.25cm" svg:y="27.25cm">
          <text:p/>
          <draw:enhanced-geometry svg:viewBox="0 0 21600 21600" draw:type="rectangle" draw:enhanced-path="M 0 0 L 21600 0 21600 21600 0 21600 0 0 Z N"/>
        </draw:custom-shape>
        <draw:frame draw:style-name="gr23" draw:text-style-name="P2" draw:layer="layout" svg:width="20.919cm" svg:height="3.701cm" svg:x="-0.169cm" svg:y="27.239cm">
          <draw:text-box>
            <text:p><text:span text:style-name="T1">ΠΑΡΑΚΑΛ</text:span><text:span text:style-name="T1">Ω </text:span><text:span text:style-name="T1">ΕΚΤΥΠΩ</text:span><text:span text:style-name="T1">ΣΤΕ </text:span><text:span text:style-name="T1">ΑΥΤΟ ΤΟ </text:span><text:span text:style-name="T1">ΔΙΑΓΡΑΜ</text:span><text:span text:style-name="T1">ΜΑ ΡΟΗΣ </text:span><text:span text:style-name="T1">ΚΑΙ </text:span><text:span text:style-name="T1">ΚΟΛΛΗΣ</text:span><text:span text:style-name="T1">ΤΕ ΤΟ </text:span><text:span text:style-name="T1">ΚΟΝΤΑ </text:span><text:span text:style-name="T1">ΣΤΗΝ </text:span><text:span text:style-name="T1">ΟΘΟΝΗ </text:span><text:span text:style-name="T1">ΣΑΣ. </text:span><text:span text:style-name="T1">ΣΥΓΧΑΡΗ</text:span><text:span text:style-name="T1">ΤΗΡΙΑ; </text:span><text:span text:style-name="T1">ΜΟΛΙΣ </text:span><text:span text:style-name="T1">ΓΙΝΑΤΕ </text:span><text:span text:style-name="T1">Ο </text:span><text:span text:style-name="T1">ΕΙΔΙΚΟΣ </text:span><text:span text:style-name="T1">ΥΠΟΛΟΓΙ</text:span><text:span text:style-name="T1">ΣΤΩΝ </text:span><text:span text:style-name="T1">ΤΗΣ </text:span><text:span text:style-name="T1">ΓΕΙΤΟΝΙ</text:span><text:span text:style-name="T1">ΑΣ!</text:span></text:p>
            <text:p><text:span text:style-name="T1"/></text:p>
            <text:p><text:span text:style-name="T1"/></text:p>
          </draw:text-box>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mic Sans MS" svg:font-family="'Comic Sans MS'" style:font-family-generic="script"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cript"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background" xlink:href="Pictures/10000000000002DC000003373BC177F254B7CEB6.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3-05-10T11:53:54.754778965</meta:creation-date>
    <dc:date>2023-05-10T13:39:37.238449264</dc:date>
    <meta:editing-duration>PT10M16S</meta:editing-duration>
    <meta:editing-cycles>3</meta:editing-cycles>
    <meta:generator>LibreOffice/7.3.7.2$Linux_X86_64 LibreOffice_project/30$Build-2</meta:generator>
    <meta:document-statistic meta:object-count="42"/>
  </office:meta>
</office:document-meta>
</file>